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code-pro" svg:font-family="source-code-pro, Menlo, Monaco, 'Courier New', Courier, monospace"/>
  </office:font-face-decls>
  <office:automatic-styles>
    <style:style style:name="P1" style:family="paragraph" style:parent-style-name="Preformatted_20_Text">
      <style:paragraph-properties fo:text-align="justify" style:justify-single-word="false"/>
      <style:text-properties officeooo:paragraph-rsid="0005fb78"/>
    </style:style>
    <style:style style:name="P2" style:family="paragraph" style:parent-style-name="Preformatted_20_Text" style:list-style-name="L4">
      <style:paragraph-properties fo:text-align="justify" style:justify-single-word="false"/>
      <style:text-properties style:font-name="Liberation Serif" fo:font-size="12pt" officeooo:rsid="000895fd" officeooo:paragraph-rsid="000895fd" style:font-size-asian="12pt" style:font-size-complex="12pt"/>
    </style:style>
    <style:style style:name="P3" style:family="paragraph" style:parent-style-name="Standard">
      <style:text-properties officeooo:rsid="0002fca0" officeooo:paragraph-rsid="0002fca0"/>
    </style:style>
    <style:style style:name="P4" style:family="paragraph" style:parent-style-name="Standard">
      <style:paragraph-properties fo:text-align="justify" style:justify-single-word="false"/>
      <style:text-properties officeooo:rsid="0002fca0" officeooo:paragraph-rsid="0002fca0"/>
    </style:style>
    <style:style style:name="P5" style:family="paragraph" style:parent-style-name="Standard">
      <style:paragraph-properties fo:text-align="justify" style:justify-single-word="false"/>
      <style:text-properties officeooo:rsid="000412c7" officeooo:paragraph-rsid="000412c7"/>
    </style:style>
    <style:style style:name="P6" style:family="paragraph" style:parent-style-name="Standard">
      <style:paragraph-properties fo:text-align="justify" style:justify-single-word="false"/>
      <style:text-properties officeooo:paragraph-rsid="000412c7"/>
    </style:style>
    <style:style style:name="P7" style:family="paragraph" style:parent-style-name="Standard" style:list-style-name="L1">
      <style:paragraph-properties fo:text-align="justify" style:justify-single-word="false"/>
      <style:text-properties officeooo:paragraph-rsid="0005fb78"/>
    </style:style>
    <style:style style:name="P8" style:family="paragraph" style:parent-style-name="Standard">
      <style:paragraph-properties fo:text-align="justify" style:justify-single-word="false"/>
      <style:text-properties officeooo:rsid="000895fd" officeooo:paragraph-rsid="000895fd"/>
    </style:style>
    <style:style style:name="P9" style:family="paragraph" style:parent-style-name="Standard">
      <style:paragraph-properties fo:text-align="justify" style:justify-single-word="false"/>
      <style:text-properties officeooo:rsid="000a02ca" officeooo:paragraph-rsid="000a02ca"/>
    </style:style>
    <style:style style:name="P10" style:family="paragraph" style:parent-style-name="Standard" style:list-style-name="L5">
      <style:paragraph-properties fo:text-align="justify" style:justify-single-word="false"/>
      <style:text-properties officeooo:rsid="000a02ca" officeooo:paragraph-rsid="000a02ca"/>
    </style:style>
    <style:style style:name="P11" style:family="paragraph" style:parent-style-name="Standard" style:list-style-name="L1">
      <style:paragraph-properties fo:text-align="justify" style:justify-single-word="false"/>
      <style:text-properties officeooo:rsid="000bd327" officeooo:paragraph-rsid="000bd327"/>
    </style:style>
    <style:style style:name="P12" style:family="paragraph" style:parent-style-name="Standard" style:list-style-name="L3">
      <style:paragraph-properties fo:text-align="justify" style:justify-single-word="false"/>
      <style:text-properties style:font-name="Liberation Serif" fo:font-size="12pt" officeooo:paragraph-rsid="0002fca0"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02fca0" officeooo:paragraph-rsid="000e9baa" style:font-size-asian="12pt" style:font-size-complex="12pt"/>
    </style:style>
    <style:style style:name="P14" style:family="paragraph" style:parent-style-name="Standard" style:list-style-name="L6">
      <style:text-properties officeooo:paragraph-rsid="000ec43b"/>
    </style:style>
    <style:style style:name="P15" style:family="paragraph" style:parent-style-name="Standard">
      <style:paragraph-properties fo:margin-left="1.251cm" fo:margin-right="0cm" style:line-height-at-least="0.402cm" fo:text-indent="0cm" style:auto-text-indent="false"/>
      <style:text-properties fo:color="#000000" loext:opacity="100%" fo:background-color="#ffffff"/>
    </style:style>
    <style:style style:name="P16" style:family="paragraph" style:parent-style-name="Standard">
      <style:paragraph-properties fo:margin-left="2.501cm" fo:margin-right="0cm" style:line-height-at-least="0.402cm" fo:text-indent="0cm" style:auto-text-indent="false"/>
      <style:text-properties fo:color="#000000" loext:opacity="100%" fo:background-color="#ffffff"/>
    </style:style>
    <style:style style:name="P17" style:family="paragraph" style:parent-style-name="Standard" style:list-style-name="L7">
      <style:text-properties officeooo:paragraph-rsid="000ec43b"/>
    </style:style>
    <style:style style:name="P18" style:family="paragraph" style:parent-style-name="Text_20_body" style:list-style-name="L6">
      <style:text-properties officeooo:paragraph-rsid="000ec43b"/>
    </style:style>
    <style:style style:name="P19" style:family="paragraph" style:parent-style-name="Text_20_body">
      <style:text-properties officeooo:paragraph-rsid="000ec43b"/>
    </style:style>
    <style:style style:name="P20" style:family="paragraph" style:parent-style-name="Text_20_body" style:list-style-name="L6">
      <style:paragraph-properties fo:text-align="justify" style:justify-single-word="false"/>
      <style:text-properties officeooo:paragraph-rsid="000ec43b"/>
    </style:style>
    <style:style style:name="P21" style:family="paragraph" style:parent-style-name="Text_20_body" style:list-style-name="L6">
      <style:paragraph-properties fo:text-align="justify" style:justify-single-word="false"/>
      <style:text-properties officeooo:paragraph-rsid="00112cf1"/>
    </style:style>
    <style:style style:name="P22" style:family="paragraph" style:parent-style-name="Text_20_body" style:list-style-name="L7">
      <style:text-properties officeooo:paragraph-rsid="000ec43b"/>
    </style:style>
    <style:style style:name="P23" style:family="paragraph" style:parent-style-name="Text_20_body" style:list-style-name="L7">
      <style:text-properties officeooo:paragraph-rsid="001045cd"/>
    </style:style>
    <style:style style:name="T1" style:family="text">
      <style:text-properties officeooo:rsid="0002fca0"/>
    </style:style>
    <style:style style:name="T2" style:family="text">
      <style:text-properties officeooo:rsid="000412c7"/>
    </style:style>
    <style:style style:name="T3" style:family="text">
      <style:text-properties fo:font-variant="normal" fo:text-transform="none" fo:color="#292929" loext:opacity="100%" style:font-name="source-code-pro" fo:font-size="9pt" fo:letter-spacing="normal" fo:font-style="normal" fo:font-weight="normal"/>
    </style:style>
    <style:style style:name="T4" style:family="text">
      <style:text-properties officeooo:rsid="0005fb78"/>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2fca0" style:font-size-asian="12pt" style:font-size-complex="12pt"/>
    </style:style>
    <style:style style:name="T8" style:family="text">
      <style:text-properties style:font-name="Liberation Serif" officeooo:rsid="000e9baa"/>
    </style:style>
    <style:style style:name="T9" style:family="text">
      <style:text-properties style:font-name="Liberation Serif" officeooo:rsid="000ec43b"/>
    </style:style>
    <style:style style:name="T10" style:family="text">
      <style:text-properties style:font-name="Liberation Serif" officeooo:rsid="001045cd"/>
    </style:style>
    <style:style style:name="T11" style:family="text">
      <style:text-properties style:font-name="Liberation Serif" officeooo:rsid="00112cf1"/>
    </style:style>
    <style:style style:name="T12" style:family="text">
      <style:text-properties officeooo:rsid="000bd41c"/>
    </style:style>
    <style:style style:name="T13" style:family="text">
      <style:text-properties style:font-name="Consolas" fo:font-size="8.39999961853027pt" fo:font-weight="normal"/>
    </style:style>
    <style:style style:name="T14" style:family="text">
      <style:text-properties fo:color="#000000" loext:opacity="100%" style:font-name="Consolas" fo:font-size="8.39999961853027pt" fo:font-weight="normal" officeooo:rsid="000ec43b" fo:background-color="#ffffff" loext:char-shading-value="0"/>
    </style:style>
    <style:style style:name="T15" style:family="text">
      <style:text-properties fo:color="#000000" loext:opacity="100%" style:font-name="Liberation Serif" officeooo:rsid="000ec43b" fo:background-color="#ffffff" loext:char-shading-value="0"/>
    </style:style>
    <style:style style:name="T16" style:family="text">
      <style:text-properties fo:color="#0451a5" loext:opacity="100%" style:font-name="Consolas" fo:font-size="8.39999961853027pt" fo:font-weight="normal"/>
    </style:style>
    <style:style style:name="T17" style:family="text">
      <style:text-properties fo:color="#0451a5" loext:opacity="100%" style:font-name="Consolas" fo:font-size="8.39999961853027pt" fo:font-weight="normal" officeooo:rsid="000ec43b" fo:background-color="#ffffff" loext:char-shading-value="0"/>
    </style:style>
    <style:style style:name="T18" style:family="text">
      <style:text-properties fo:color="#a31515" loext:opacity="100%" style:font-name="Consolas" fo:font-size="8.39999961853027pt" fo:font-weight="normal"/>
    </style:style>
    <style:style style:name="T19" style:family="text">
      <style:text-properties fo:color="#a31515" loext:opacity="100%" style:font-name="Consolas" fo:font-size="8.39999961853027pt" fo:font-weight="normal" officeooo:rsid="000ec43b"/>
    </style:style>
    <style:style style:name="T20" style:family="text">
      <style:text-properties fo:color="#a31515" loext:opacity="100%" style:font-name="Consolas" fo:font-size="8.39999961853027pt" fo:font-weight="normal" officeooo:rsid="00112cf1"/>
    </style:style>
    <style:style style:name="T21" style:family="text">
      <style:text-properties fo:color="#098658" loext:opacity="100%" style:font-name="Consolas" fo:font-size="8.39999961853027pt"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mplementación general</text:h>
      <text:p text:style-name="P6"><text:span text:style-name="T2">Para la implementación de la PEC he utilizado la Api de Marvel (</text:span><text:span text:style-name="T3">http(s)://gateway.marvel.com/</text:span><text:span text:style-name="T2">) . Esta API devuelve información de comics de esa compañía. Para poder utilizarla me he tenido que registrar y obtener una “Api Key” que se utiliza en cada llamada. También he tenido que agregar los dominios desde donde la llamo como dominios de confianza (localhost, 127.0.0.1, xxxx).</text:span></text:p>
      <text:p text:style-name="P6"/>
      <text:p text:style-name="P9">Se han creado dos componentes:</text:p>
      <text:list xml:id="list1525755301" text:style-name="L5">
        <text:list-item>
          <text:p text:style-name="P10">Characters: muestra los personajes de Marvel tanto en lista como en tarjetas. En el modo tarjeta se ha puesto un botón para ir al detalle del personaje, en el modo <text:s/>lista se puede pulsar sobre la fila.</text:p>
        </text:list-item>
        <text:list-item>
          <text:p text:style-name="P10">Character: muestra el detalle del personaje, comics en los que aparece, series, etc. <text:span text:style-name="T12">Se añade un botón para mostrar los detalles al que se le cambia el nombre y el estilo dinámicamente.</text:span></text:p>
        </text:list-item>
      </text:list>
      <text:p text:style-name="P6"/>
      <text:p text:style-name="P5">En esta PEC se han utilizado varios componentes de A<text:span text:style-name="T1">ngular </text:span>M<text:span text:style-name="T1">aterial :</text:span></text:p>
      <text:list xml:id="list1273323024" text:style-name="L1">
        <text:list-item>
          <text:p text:style-name="P7"><text:span text:style-name="T2">T</text:span><text:span text:style-name="T1">oolbar: </text:span><text:span text:style-name="T2">se muestra en la página principal </text:span><text:span text:style-name="T4">(characters) </text:span><text:span text:style-name="T2">con el título y la opción </text:span><text:span text:style-name="T4">de cambiar entre tabla y lista.</text:span></text:p>
        </text:list-item>
        <text:list-item>
          <text:p text:style-name="P7"><text:span text:style-name="T4">T</text:span><text:span text:style-name="T1">oggle </text:span><text:span text:style-name="T4">B</text:span><text:span text:style-name="T1">utton: </text:span><text:span text:style-name="T4">En la Toolbar anterior se muestra este elemento para cambiar entre lista y tabla.</text:span></text:p>
        </text:list-item>
        <text:list-item>
          <text:p text:style-name="P7"><text:span text:style-name="T4">S</text:span><text:span text:style-name="T1">pinner: </text:span><text:span text:style-name="T4">Se muestra en la página principal (characters) cuando se está cargando la información.</text:span></text:p>
        </text:list-item>
        <text:list-item>
          <text:p text:style-name="P11">Card: mostrará la información de los personajes en el modo tabla de la página principal. <text:line-break/>En vez de pulsar toda la tarjeta he puesto un botón Action para mostrar los detalles.</text:p>
        </text:list-item>
        <text:list-item>
          <text:p text:style-name="P11">Acordeón: para mostrar cada uno de los apartados que tiene un personaje (comics en los que aparece, series, historias, etc.). <text:span text:style-name="T12">Le he añadido unos botones para pasar de un apartado a otro dinámicamente.</text:span></text:p>
        </text:list-item>
      </text:list>
      <text:p text:style-name="P8"/>
      <text:p text:style-name="P8"><text:span text:style-name="T6">También he utilizado los siguientes componentes:</text:span></text:p>
      <text:list xml:id="list2501203497" text:style-name="L3">
        <text:list-item>
          <text:p text:style-name="P12"><text:span text:style-name="T4">F</text:span><text:span text:style-name="T1">ontawesome </text:span><text:span text:style-name="T4">para mostrar iconos, por ejemplo en el Toggle Button.</text:span></text:p>
        </text:list-item>
      </text:list>
      <text:p text:style-name="P1"><text:span text:style-name="Source_20_Text"><text:span text:style-name="T7"><text:tab/>npm i @fortawesome/angular-fontawesome</text:span></text:span></text:p>
      <text:list xml:id="list541239463" text:style-name="L4">
        <text:list-item>
          <text:p text:style-name="P2">Se anima la aparición de componentes mediante la libreía animate.css</text:p>
        </text:list-item>
        <text:list-item>
          <text:p text:style-name="P2">Bootstrap para dar estilo al sitio.</text:p>
        </text:list-item>
      </text:list>
      <text:p text:style-name="P4"/>
      <text:h text:style-name="Heading_20_2" text:outline-level="2"><text:span text:style-name="Source_20_Text"><text:span text:style-name="T5">Service Worker</text:span></text:span></text:h>
      <text:list xml:id="list308324379" text:style-name="L6">
        <text:list-item>
          <text:p text:style-name="P18"><text:span text:style-name="Source_20_Text"><text:span text:style-name="T9">Ngsw-confi.json:</text:span></text:span></text:p>
          <text:list>
            <text:list-item>
              <text:p text:style-name="P21"><text:span text:style-name="Source_20_Text"><text:span text:style-name="T11">Al poner installMode como “prefetch” le estamos diciendo a Angular que busque todos los recursos mientras guarda en caché la versión actual de la aplicación.</text:span></text:span></text:p>
            </text:list-item>
            <text:list-item>
              <text:p text:style-name="P21"><text:span text:style-name="Source_20_Text"><text:span text:style-name="T11">Al poner updateMode como “prefetch” le estamos diciendo a Angular que al actualizar la aplicación descargue y guarde los cambios de inmediato.</text:span></text:span></text:p>
            </text:list-item>
            <text:list-item>
              <text:p text:style-name="P20"><text:span text:style-name="Source_20_Text"><text:span text:style-name="T9">Resources/files: tenemos lo que sería nuestra AppShell, es decir, todos los ficheros indispensables para que funcione nuestra aplicación. Debemos tener en cuenta que todos los recursos de este apartado files los busca a partir de la raíz del proyecto. </text:span></text:span></text:p>
              <text:p text:style-name="P14"><text:span text:style-name="Source_20_Text"><text:span text:style-name="T17">"resources"</text:span></text:span><text:span text:style-name="Source_20_Text"><text:span text:style-name="T14">: {</text:span></text:span></text:p>
            </text:list-item>
          </text:list>
        </text:list-item>
      </text:list>
      <text:p text:style-name="P15">        <text:span text:style-name="T16">"files"</text:span><text:span text:style-name="T13">: [</text:span></text:p>
      <text:p text:style-name="P15">          <text:span text:style-name="T18">"/favicon.ico"</text:span><text:span text:style-name="T13">,</text:span></text:p>
      <text:p text:style-name="P15">          <text:span text:style-name="T18">"/index.html"</text:span><text:span text:style-name="T13">,</text:span></text:p>
      <text:p text:style-name="P15">          <text:span text:style-name="T18">"/manifest.webmanifest"</text:span><text:span text:style-name="T13">,</text:span></text:p>
      <text:p text:style-name="P15"><text:soft-page-break/>          <text:span text:style-name="T18">"/*.css"</text:span><text:span text:style-name="T13">,</text:span></text:p>
      <text:p text:style-name="P15">          <text:span text:style-name="T18">"/*.js"</text:span></text:p>
      <text:p text:style-name="P15">        <text:span text:style-name="T13">],</text:span></text:p>
      <text:p text:style-name="P19"/>
      <text:list xml:id="list204309992656232" text:continue-numbering="true" text:style-name="L6">
        <text:list-item>
          <text:list>
            <text:list-item>
              <text:p text:style-name="P18"><text:span text:style-name="Source_20_Text"><text:span text:style-name="T9">Para guardar Bootstrap en caché ya que es la librería que solicitamos dinámicamente, defino una ruta url dentro de este fichero. El programa cogerá el contenido de la caché cuando lo necesite antes de ir a internet.</text:span></text:span></text:p>
              <text:p text:style-name="P14"><text:span text:style-name="Source_20_Text"><text:span text:style-name="T15"> </text:span></text:span><text:span text:style-name="Source_20_Text"><text:span text:style-name="T17">"urls"</text:span></text:span><text:span text:style-name="Source_20_Text"><text:span text:style-name="T14">: [</text:span></text:span></text:p>
            </text:list-item>
          </text:list>
        </text:list-item>
      </text:list>
      <text:p text:style-name="P15">          <text:span text:style-name="T18">"https://cdn.jsdelivr.net/npm/bootstrap@5.0.2/dist/css/bootstrap.min.css"</text:span></text:p>
      <text:p text:style-name="P15">        <text:span text:style-name="T13">]</text:span></text:p>
      <text:list xml:id="list4094636010" text:style-name="L7">
        <text:list-header>
          <text:p text:style-name="P22"><text:span text:style-name="Source_20_Text"><text:span text:style-name="T14"/></text:span></text:p>
        </text:list-header>
        <text:list-item>
          <text:p text:style-name="P22"><text:span text:style-name="Source_20_Text"><text:span text:style-name="T9">Se crea el bloque dataGroups para gestinar las llamadas a la Api de Marvel</text:span></text:span></text:p>
          <text:p text:style-name="P17"><text:span text:style-name="Source_20_Text"><text:span text:style-name="T17">dataGroups"</text:span></text:span><text:span text:style-name="Source_20_Text"><text:span text:style-name="T14">: [</text:span></text:span></text:p>
        </text:list-item>
      </text:list>
      <text:p text:style-name="P16">    <text:span text:style-name="T13">{</text:span></text:p>
      <text:p text:style-name="P16">      <text:span text:style-name="T16">"name"</text:span><text:span text:style-name="T13">: </text:span><text:span text:style-name="T18">"marvel-api"</text:span><text:span text:style-name="T13">,</text:span></text:p>
      <text:p text:style-name="P16">      <text:span text:style-name="T16">"urls"</text:span><text:span text:style-name="T13">: [</text:span><text:span text:style-name="T18">"https://gateway.marvel.com:443/v1/public/</text:span><text:span text:style-name="T19">**</text:span><text:span text:style-name="T18">"</text:span><text:span text:style-name="T13">],</text:span></text:p>
      <text:p text:style-name="P16">      <text:span text:style-name="T16">"cacheConfig"</text:span><text:span text:style-name="T13">: {</text:span></text:p>
      <text:p text:style-name="P16">        <text:span text:style-name="T16">"maxSize"</text:span><text:span text:style-name="T13">: </text:span><text:span text:style-name="T21">10</text:span><text:span text:style-name="T13">,</text:span></text:p>
      <text:p text:style-name="P16">        <text:span text:style-name="T16">"maxAge"</text:span><text:span text:style-name="T13">: </text:span><text:span text:style-name="T18">"1h"</text:span><text:span text:style-name="T13">,</text:span></text:p>
      <text:p text:style-name="P16">        <text:span text:style-name="T16">"timeout"</text:span><text:span text:style-name="T13">: </text:span><text:span text:style-name="T18">"1s"</text:span><text:span text:style-name="T13">,</text:span></text:p>
      <text:p text:style-name="P16">        <text:span text:style-name="T16">"strategy"</text:span><text:span text:style-name="T13">: </text:span><text:span text:style-name="T18">"</text:span><text:span text:style-name="T20">performance</text:span><text:span text:style-name="T18">"</text:span></text:p>
      <text:p text:style-name="P16">      <text:span text:style-name="T13">}</text:span></text:p>
      <text:p text:style-name="P16">    <text:span text:style-name="T13">}</text:span></text:p>
      <text:p text:style-name="P16">  <text:span text:style-name="T13">]</text:span></text:p>
      <text:list xml:id="list204311788844094" text:continue-numbering="true" text:style-name="L7">
        <text:list-item>
          <text:list>
            <text:list-item>
              <text:p text:style-name="P23"><text:span text:style-name="Source_20_Text"><text:span text:style-name="T9">Definimos el nombre como “marvel-api”</text:span></text:span></text:p>
            </text:list-item>
            <text:list-item>
              <text:p text:style-name="P23"><text:span text:style-name="Source_20_Text"><text:span text:style-name="T10">Definimos </text:span></text:span><text:span text:style-name="Source_20_Text"><text:span text:style-name="T9">la url </text:span></text:span><text:span text:style-name="Source_20_Text"><text:span text:style-name="T10">para que trate todo lo que esté en la dirección base de la API</text:span></text:span></text:p>
            </text:list-item>
            <text:list-item>
              <text:p text:style-name="P22"><text:span text:style-name="Source_20_Text"><text:span text:style-name="T9">Definimos 10 respuestas como máximo para guardar en caché (maxSize)</text:span></text:span></text:p>
            </text:list-item>
            <text:list-item>
              <text:p text:style-name="P22"><text:span text:style-name="Source_20_Text"><text:span text:style-name="T9">Definimos que esta caché dure una hora (maxAge)</text:span></text:span></text:p>
            </text:list-item>
            <text:list-item>
              <text:p text:style-name="P22"><text:span text:style-name="Source_20_Text"><text:span text:style-name="T9">Deinimos cuánto tiempo esperamos por una respuesta de internet, pasado este tiempo va a buscar la información a la caché.</text:span></text:span></text:p>
            </text:list-item>
            <text:list-item>
              <text:p text:style-name="P22"><text:span text:style-name="Source_20_Text"><text:span text:style-name="T9">Con la estrategia </text:span></text:span><text:span text:style-name="Source_20_Text"><text:span text:style-name="T11">performance</text:span></text:span><text:span text:style-name="Source_20_Text"><text:span text:style-name="T9"> </text:span></text:span><text:span text:style-name="Source_20_Text"><text:span text:style-name="T11">optimizamos las respuestas para que sean lo más rápidas posible, si el recurso existe en caché se usa esta versión y no se hacen peticiones a la red. Usamos esta estrategia en vez de “freshness” ya que las imágenes no cambian de una llamada a otra.</text:span></text:span></text:p>
            </text:list-item>
          </text:list>
        </text:list-item>
      </text:list>
      <text:p text:style-name="Text_20_body"><text:span text:style-name="Source_20_Text"><text:span text:style-name="T5"/></text:span></text:p>
      <text:p text:style-name="P13"><text:span text:style-name="Source_20_Text"><text:span text:style-name="T8"/></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6T17:05:54.871000000</meta:creation-date>
    <dc:date>2023-06-07T20:43:09.720000000</dc:date>
    <meta:editing-duration>PT45M55S</meta:editing-duration>
    <meta:editing-cycles>7</meta:editing-cycles>
    <meta:generator>LibreOffice/7.3.0.3$Windows_X86_64 LibreOffice_project/0f246aa12d0eee4a0f7adcefbf7c878fc2238db3</meta:generator>
    <meta:document-statistic meta:table-count="0" meta:image-count="0" meta:object-count="0" meta:page-count="2" meta:paragraph-count="53" meta:word-count="607" meta:character-count="3855" meta:non-whitespace-character-count="3171"/>
  </office:meta>
</office:document-meta>
</file>